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fo:font-size="14pt" fo:font-weight="bold" officeooo:rsid="0005bc07" officeooo:paragraph-rsid="0005bc07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size="14pt" fo:font-weight="bold" officeooo:rsid="0005bc07" officeooo:paragraph-rsid="0007277c" style:font-size-asian="14pt" style:font-weight-asian="bold" style:font-size-complex="14pt" style:font-weight-complex="bold"/>
    </style:style>
    <style:style style:name="P4" style:family="paragraph" style:parent-style-name="Text_20_body">
      <style:text-properties fo:font-size="14pt" fo:font-weight="bold" officeooo:rsid="000805c7" officeooo:paragraph-rsid="000805c7" style:font-size-asian="12.25pt" style:font-weight-asian="bold" style:font-size-complex="14pt" style:font-weight-complex="bold"/>
    </style:style>
    <style:style style:name="P5" style:family="paragraph" style:parent-style-name="Text_20_body">
      <style:text-properties fo:font-size="14pt" fo:font-weight="bold" officeooo:rsid="000adc3e" officeooo:paragraph-rsid="000adc3e" style:font-size-asian="12.25pt" style:font-weight-asian="bold" style:font-size-complex="14pt" style:font-weight-complex="bold"/>
    </style:style>
    <style:style style:name="P6" style:family="paragraph" style:parent-style-name="Text_20_body">
      <style:text-properties fo:font-size="12pt" fo:font-weight="normal" officeooo:rsid="0005bc07" officeooo:paragraph-rsid="0005bc07" style:font-size-asian="10.5pt" style:font-weight-asian="normal" style:font-size-complex="12pt" style:font-weight-complex="normal"/>
    </style:style>
    <style:style style:name="P7" style:family="paragraph" style:parent-style-name="Text_20_body">
      <style:text-properties fo:font-size="12pt" fo:font-weight="normal" officeooo:rsid="0005bc07" officeooo:paragraph-rsid="0007277c" style:font-size-asian="10.5pt" style:font-weight-asian="normal" style:font-size-complex="12pt" style:font-weight-complex="normal"/>
    </style:style>
    <style:style style:name="P8" style:family="paragraph" style:parent-style-name="Text_20_body">
      <style:text-properties fo:font-size="12pt" fo:font-weight="normal" officeooo:rsid="0007277c" officeooo:paragraph-rsid="0007277c" style:font-size-asian="10.5pt" style:font-weight-asian="normal" style:font-size-complex="12pt" style:font-weight-complex="normal"/>
    </style:style>
    <style:style style:name="P9" style:family="paragraph" style:parent-style-name="Text_20_body">
      <style:text-properties fo:font-size="12pt" fo:font-weight="normal" officeooo:rsid="000805c7" officeooo:paragraph-rsid="000805c7" style:font-size-asian="10.5pt" style:font-weight-asian="normal" style:font-size-complex="12pt" style:font-weight-complex="normal"/>
    </style:style>
    <style:style style:name="P10" style:family="paragraph" style:parent-style-name="Text_20_body">
      <style:text-properties fo:font-size="12pt" fo:font-weight="normal" officeooo:rsid="00093d55" officeooo:paragraph-rsid="00093d55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fo:font-size="12pt" fo:font-weight="normal" officeooo:rsid="00093d55" officeooo:paragraph-rsid="000adc3e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0adc3e" officeooo:paragraph-rsid="000adc3e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fo:font-size="12pt" fo:font-weight="normal" officeooo:rsid="0018ab61" officeooo:paragraph-rsid="0018ab61" style:font-size-asian="10.5pt" style:font-weight-asian="normal" style:font-size-complex="12pt" style:font-weight-complex="normal"/>
    </style:style>
    <style:style style:name="P14" style:family="paragraph" style:parent-style-name="Text_20_body">
      <style:text-properties officeooo:rsid="0007277c" officeooo:paragraph-rsid="0007277c"/>
    </style:style>
    <style:style style:name="P15" style:family="paragraph" style:parent-style-name="Text_20_body">
      <style:text-properties style:text-line-through-style="none" style:text-line-through-type="none" fo:font-size="14pt" fo:font-style="normal" fo:font-weight="bold" officeooo:rsid="000adc3e" officeooo:paragraph-rsid="000adc3e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Text_20_body">
      <style:text-properties style:text-line-through-style="none" style:text-line-through-type="none" fo:font-size="14pt" fo:font-style="normal" fo:font-weight="bold" officeooo:rsid="00115290" officeooo:paragraph-rsid="00115290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Text_20_body">
      <style:text-properties style:text-line-through-style="none" style:text-line-through-type="none" fo:font-size="14pt" fo:font-style="normal" fo:font-weight="bold" officeooo:rsid="00128791" officeooo:paragraph-rsid="00128791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Text_20_body">
      <style:text-properties style:text-line-through-style="none" style:text-line-through-type="none" fo:font-size="14pt" fo:font-style="normal" fo:font-weight="bold" officeooo:rsid="0013cff1" officeooo:paragraph-rsid="0013cff1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Text_20_body">
      <style:text-properties style:text-line-through-style="none" style:text-line-through-type="none" fo:font-size="14pt" fo:font-style="normal" fo:font-weight="bold" officeooo:rsid="0018ab61" officeooo:paragraph-rsid="0018ab61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Text_20_body">
      <style:text-properties style:text-line-through-style="none" style:text-line-through-type="none" fo:font-size="14pt" fo:font-style="normal" fo:font-weight="bold" officeooo:rsid="00199827" officeooo:paragraph-rsid="00199827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Text_20_body">
      <style:text-properties style:text-line-through-style="none" style:text-line-through-type="none" fo:font-size="14pt" fo:font-style="normal" fo:font-weight="bold" officeooo:rsid="001a91d6" officeooo:paragraph-rsid="001a91d6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Text_20_body">
      <style:text-properties style:text-line-through-style="none" style:text-line-through-type="none" fo:font-size="14pt" fo:font-style="normal" fo:font-weight="bold" officeooo:rsid="001b6745" officeooo:paragraph-rsid="001b6745" style:font-size-asian="12.25pt" style:font-style-asian="normal" style:font-weight-asian="bold" style:font-size-complex="14pt" style:font-style-complex="normal" style:font-weight-complex="bold"/>
    </style:style>
    <style:style style:name="P23" style:family="paragraph" style:parent-style-name="Text_20_body">
      <style:text-properties style:text-line-through-style="none" style:text-line-through-type="none" fo:font-size="14pt" fo:font-style="normal" fo:font-weight="bold" officeooo:rsid="001c2572" officeooo:paragraph-rsid="001c2572" style:font-size-asian="12.25pt" style:font-style-asian="normal" style:font-weight-asian="bold" style:font-size-complex="14pt" style:font-style-complex="normal" style:font-weight-complex="bold"/>
    </style:style>
    <style:style style:name="P24" style:family="paragraph" style:parent-style-name="Text_20_body">
      <style:text-properties style:text-line-through-style="none" style:text-line-through-type="none" fo:font-size="12pt" fo:font-style="normal" fo:font-weight="normal" officeooo:rsid="000adc3e" officeooo:paragraph-rsid="000adc3e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text-properties style:text-line-through-style="none" style:text-line-through-type="none" fo:font-size="12pt" fo:font-style="normal" fo:font-weight="normal" officeooo:rsid="000c10c8" officeooo:paragraph-rsid="000c10c8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text-properties style:text-line-through-style="none" style:text-line-through-type="none" fo:font-size="12pt" fo:font-style="normal" fo:font-weight="normal" officeooo:rsid="00115290" officeooo:paragraph-rsid="00115290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text-properties style:text-line-through-style="none" style:text-line-through-type="none" fo:font-size="12pt" fo:font-style="normal" fo:font-weight="normal" officeooo:rsid="00126cbd" officeooo:paragraph-rsid="00126cbd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text-properties style:text-line-through-style="none" style:text-line-through-type="none" fo:font-size="12pt" fo:font-style="normal" fo:font-weight="normal" officeooo:rsid="00128791" officeooo:paragraph-rsid="00128791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text-properties style:text-line-through-style="none" style:text-line-through-type="none" fo:font-size="12pt" fo:font-style="normal" fo:font-weight="normal" officeooo:rsid="001327c2" officeooo:paragraph-rsid="001327c2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text-properties style:text-line-through-style="none" style:text-line-through-type="none" fo:font-size="12pt" fo:font-style="normal" fo:font-weight="normal" officeooo:rsid="0013cff1" officeooo:paragraph-rsid="0013cff1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text-properties style:text-line-through-style="none" style:text-line-through-type="none" fo:font-size="12pt" fo:font-style="normal" fo:font-weight="normal" officeooo:rsid="0013ee4b" officeooo:paragraph-rsid="0013ee4b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>
      <style:text-properties style:text-line-through-style="none" style:text-line-through-type="none" fo:font-size="12pt" fo:font-style="normal" fo:font-weight="normal" officeooo:rsid="0018ab61" officeooo:paragraph-rsid="0018ab61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>
      <style:text-properties style:text-line-through-style="none" style:text-line-through-type="none" fo:font-size="12pt" fo:font-style="normal" fo:font-weight="normal" officeooo:rsid="00199827" officeooo:paragraph-rsid="00199827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>
      <style:text-properties style:text-line-through-style="none" style:text-line-through-type="none" fo:font-size="12pt" fo:font-style="normal" fo:font-weight="normal" officeooo:rsid="001a91d6" officeooo:paragraph-rsid="001a91d6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text-properties style:text-line-through-style="none" style:text-line-through-type="none" fo:font-size="12pt" fo:font-style="normal" fo:font-weight="normal" officeooo:rsid="001b6745" officeooo:paragraph-rsid="001b6745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text-properties style:text-line-through-style="none" style:text-line-through-type="none" fo:font-size="12pt" fo:font-style="normal" fo:font-weight="normal" officeooo:rsid="001c2572" officeooo:paragraph-rsid="001c2572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text-properties style:text-line-through-style="none" style:text-line-through-type="none" fo:font-size="12pt" fo:font-style="normal" fo:font-weight="normal" officeooo:rsid="001c2572" officeooo:paragraph-rsid="001c2572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text-properties style:text-line-through-style="none" style:text-line-through-type="none" fo:font-size="12pt" fo:font-style="normal" fo:font-weight="normal" officeooo:rsid="001e08eb" officeooo:paragraph-rsid="001e08eb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text-properties style:text-line-through-style="none" style:text-line-through-type="none" fo:font-size="14pt" fo:font-style="normal" fo:font-weight="bold" officeooo:rsid="001e08eb" officeooo:paragraph-rsid="001e08eb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7277c"/>
    </style:style>
    <style:style style:name="T2" style:family="text">
      <style:text-properties officeooo:rsid="000adc3e"/>
    </style:style>
    <style:style style:name="T3" style:family="text">
      <style:text-properties officeooo:rsid="000c10c8"/>
    </style:style>
    <style:style style:name="T4" style:family="text">
      <style:text-properties officeooo:rsid="000d965e"/>
    </style:style>
    <style:style style:name="T5" style:family="text">
      <style:text-properties officeooo:rsid="00126cbd"/>
    </style:style>
    <style:style style:name="T6" style:family="text">
      <style:text-properties officeooo:rsid="00157c2e"/>
    </style:style>
    <style:style style:name="T7" style:family="text">
      <style:text-properties officeooo:rsid="0018ab61"/>
    </style:style>
    <style:style style:name="T8" style:family="text">
      <style:text-properties officeooo:rsid="00199827"/>
    </style:style>
    <style:style style:name="T9" style:family="text">
      <style:text-properties officeooo:rsid="001a91d6"/>
    </style:style>
    <style:style style:name="T10" style:family="text">
      <style:text-properties officeooo:rsid="001c257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2pt" fo:font-weight="normal" style:font-size-asian="10.5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d <text:span text:style-name="T4">B</text:span>umper</text:p>
      <text:p text:style-name="Text_20_body">Precondition: User in build mode<text:span text:style-name="T1">.</text:span></text:p>
      <text:p text:style-name="Text_20_body">Triggers: User selects "Add Bumper" button<text:span text:style-name="T1">.</text:span></text:p>
      <text:p text:style-name="Text_20_body">Main path:<text:line-break/>1. The user selects which type of bumper to add<text:span text:style-name="T1">.</text:span><text:line-break/>2. The user clicks on a<text:span text:style-name="T1">n empty</text:span> tile on the grid<text:span text:style-name="T1">.</text:span></text:p>
      <text:p text:style-name="Text_20_body">Alternate paths:<text:line-break/>1. The desired bumper is already selected<text:span text:style-name="T1">.</text:span><text:line-break/>2. Go to step 2 (Main path)<text:span text:style-name="T1">.</text:span></text:p>
      <text:p text:style-name="P14">Exception paths:<text:line-break/>1. The user clicks on a non-empty tile on the grid.<text:line-break/>2. Go to step 2 (Main path).</text:p>
      <text:p text:style-name="Text_20_body">Postcondition: The bumper is added to the grid on the selected tile<text:span text:style-name="T1">.</text:span></text:p>
      <text:p text:style-name="P2">Add <text:span text:style-name="T2">Left</text:span> <text:span text:style-name="T2">Flipper</text:span></text:p>
      <text:p text:style-name="P6">Precondition: User in build mode<text:span text:style-name="T1">.</text:span></text:p>
      <text:p text:style-name="P6">Triggers: User selects "Add Right <text:span text:style-name="T2">Flipper</text:span>" button<text:span text:style-name="T1">.</text:span></text:p>
      <text:p text:style-name="P6">Main path:<text:line-break/>1. The user <text:span text:style-name="T1">click on an empty tile (x, y) on the grid, where tiles (x+1, y) (x+1, y-1) and (x, y-1) are also empty.</text:span></text:p>
      <text:p text:style-name="P8">Exception path:<text:line-break/>1. The tile the user clicks, or any of the required empty tiles are not empty.<text:line-break/>2. Go to step 1 (Main path).</text:p>
      <text:p text:style-name="P8">Postcondition: The<text:span text:style-name="T2"> flipper</text:span> is added to the grid on the selected tile (x, y) and tiles (x+1, y) (x+1, y-1) and (x, y-1).</text:p>
      <text:p text:style-name="P3">Add <text:span text:style-name="T2">Right Flipper</text:span></text:p>
      <text:p text:style-name="P7">Precondition: User in build mode<text:span text:style-name="T1">.</text:span></text:p>
      <text:p text:style-name="P7">Triggers: User selects "Add <text:span text:style-name="T1">Left Flipper</text:span>" button<text:span text:style-name="T1">.</text:span></text:p>
      <text:p text:style-name="P7">Main path:<text:line-break/>1. The user <text:span text:style-name="T1">click on an empty tile (x, y) on the grid, where tiles (x-1, y) (x-1, y-1) and (x, y-1) are also empty.</text:span></text:p>
      <text:p text:style-name="P8">Exception path:<text:line-break/>1. The tile the user clicks, or any of the required empty tiles are not empty.<text:line-break/>2. Go to step 1 (Main path).</text:p>
      <text:p text:style-name="P8">Postcondition: The <text:span text:style-name="T2">flipper </text:span>is added to the grid on the selected tile (x, y) and tiles (x-1, y) (x-1, y-1) and (x, y-1).</text:p>
      <text:p text:style-name="P4">Add Absorber</text:p>
      <text:p text:style-name="P9"><text:soft-page-break/>Precondition: User in build mode.</text:p>
      <text:p text:style-name="P9">Triggers: User selects "Add Absorber" button.</text:p>
      <text:p text:style-name="P9">Main path:<text:line-break/>1. The user click on an empty tile on the grid.<text:line-break/><text:span text:style-name="T7">2. The user drags their cursor to another empty tile on the grid, with the resulting tiles in the area between the two tiles are also empty.</text:span></text:p>
      <text:p text:style-name="P9">Exception path:<text:line-break/>1. The user clicks on a non-empty tile.<text:line-break/>2. Go to step 1 (Main path).</text:p>
      <text:p text:style-name="P13">1. The user drags their cursor to a non-empty tile.<text:line-break/>2. Go to step 1 (Main path).</text:p>
      <text:p text:style-name="P13">1. Within the resulting area of the absorber, there contains a non-empty tile.<text:line-break/>2. Go to step 1 (Main path).</text:p>
      <text:p text:style-name="P9">Postcondition: The absorber is added to the grid on the selected tile.</text:p>
      <text:p text:style-name="P4">Add Ball</text:p>
      <text:p text:style-name="P10">Precondition: User in build mode.</text:p>
      <text:p text:style-name="P10">Triggers: User selects "Add Ball" button.</text:p>
      <text:p text:style-name="P10">Main path:<text:line-break/>1. The user selects a non-zero value for the velocity of the ball.<text:line-break/>2. The user selects an area on the grid, not overlapping any previously placed bumper, <text:span text:style-name="T2">flipper</text:span>, absorber or boundary.</text:p>
      <text:p text:style-name="P11">Alternate path:<text:line-break/>1. The user selects a velocity of zero for the ball.<text:line-break/>2. The user selects an area on the grid, not overlapping any previously placed bumper, <text:span text:style-name="T2">flipper</text:span> or boundary.</text:p>
      <text:p text:style-name="P11">Exception paths:<text:line-break/>1. The user selects a non-zero value for the velocity of the ball.<text:line-break/>2. The user selects an area on the grid overlapping a previously placed bumper, <text:span text:style-name="T2">flipper</text:span>, absorber or boundary.<text:line-break/>3. Go to step 2 (Main path).</text:p>
      <text:p text:style-name="P11">4. The user selects a velocity of zero for the ball.<text:line-break/>5. The user selects an area on the grid overlapping a previously placed bumper, <text:span text:style-name="T2">flipper</text:span> or boundary.<text:line-break/>6. Go to step 2 (Alternate path).</text:p>
      <text:p text:style-name="P12">Postcondition: The ball is added to the grid at the selected postion with the selected velocity.</text:p>
      <text:p text:style-name="P5">Rotate Bumper</text:p>
      <text:p text:style-name="P12">Precondition: User in build mode.</text:p>
      <text:p text:style-name="P12">Triggers: User selects "Rotate" button.</text:p>
      <text:p text:style-name="P12"><text:soft-page-break/>Main path:<text:line-break/>1. User selects a tile which is occupied by a bumper.</text:p>
      <text:p text:style-name="P12">Exception path:<text:line-break/>1. User selects an empty tile.<text:line-break/>2. Go to step 1 (Main path).</text:p>
      <text:p text:style-name="P12">Postcondition: The selected bumper is rotated 90 degrees clockwise.</text:p>
      <text:p text:style-name="P15">Rotate Flipper</text:p>
      <text:p text:style-name="P24">Precondition: User in build mode.</text:p>
      <text:p text:style-name="P24">Triggers: User selects "Rotate" button.</text:p>
      <text:p text:style-name="P24">Main path:<text:line-break/>1. The user selects a tile which is occupied by a flipper<text:span text:style-name="T3"> where all four tiles are empty (or currently occupied by the selected flipper) when rotated around (x, y) 90 degrees clockwise.</text:span></text:p>
      <text:p text:style-name="P24">Exception path:<text:line-break/><text:span text:style-name="T3">1. One or more required tiles are not empty.<text:line-break/>2. No action taken.</text:span></text:p>
      <text:p text:style-name="P25">Postcondition: The selected flipper is rotated 90 degrees clockwise.</text:p>
      <text:p text:style-name="P16">Move Bumper</text:p>
      <text:p text:style-name="P26">Precondition: User in build mode.</text:p>
      <text:p text:style-name="P26">Triggers: User selects “Move” button.</text:p>
      <text:p text:style-name="P26">Main path:<text:line-break/>1. The user selects the bumper-occupied tile that they wish to move.<text:line-break/>2. The user selects an empty tile to which they wish to move the bumper to.</text:p>
      <text:p text:style-name="P26">Exception paths:<text:line-break/>1. The user selects an empty tile.<text:line-break/>2. Go to step 1 (Main path).</text:p>
      <text:p text:style-name="P26">3. The user selects the bumper-occupied tile that they wish to move.<text:line-break/>4. The user selects a non-empty tile.<text:line-break/>5. Go to step 2 (Main path).</text:p>
      <text:p text:style-name="P26">Postcondition: The bumper is removed from the initial tile and added to the selected empty tile.</text:p>
      <text:p text:style-name="P16">Move Flipper</text:p>
      <text:p text:style-name="P26">Precondition: User in build mode.</text:p>
      <text:p text:style-name="P26">Triggers: User selects “Move” button.</text:p>
      <text:p text:style-name="P26">Main path:<text:line-break/>1. The user selects a flipper-occupied tile <text:span text:style-name="T5">that they wish to move.<text:line-break/>2. The user selects an empty tile they wish to move the flipper to, where all four tiles of the necessary translation are also empty.</text:span></text:p>
      <text:p text:style-name="P27"><text:soft-page-break/>Exception paths:</text:p>
      <text:p text:style-name="P27">1. The user selects an empty tile.<text:line-break/>2. Go to step 1 (Main path).</text:p>
      <text:p text:style-name="P27">3. The user selects a flipper-occupied tile that they wish to move.<text:line-break/>4. The user selects a non-empty tile or a tile in which the necessary adjacent tiles are non-empty.<text:line-break/>5. Go to step 2 (Main path).</text:p>
      <text:p text:style-name="P27">Postcondition: The flipper is removed from the initial tiles and added to the selected empty tiles.</text:p>
      <text:p text:style-name="P17">Delete Gizmo</text:p>
      <text:p text:style-name="P28">Precondition: User in build mode.</text:p>
      <text:p text:style-name="P28">Triggers: User selects “Delete” button.</text:p>
      <text:p text:style-name="P29">Main path:<text:line-break/>1. User selects the tile which occupies the gizmo the user wishes to delete.</text:p>
      <text:p text:style-name="P29">Exception path:<text:line-break/>1. User selects an empty tile.<text:line-break/>2. Go to step 1 (Main path).</text:p>
      <text:p text:style-name="P29">Postcondition: The selected tile is made empty.</text:p>
      <text:p text:style-name="P18">Add <text:span text:style-name="T8">Action </text:span>Trigger</text:p>
      <text:p text:style-name="P30">Precondition: User in build mode.</text:p>
      <text:p text:style-name="P30">Triggers: User selects “Add Trigger” button.</text:p>
      <text:p text:style-name="P31">Main path:<text:line-break/>1. <text:span text:style-name="T6">User selects a gizmo to activate a trigger.<text:line-break/>2. User selects a gizmo to be acted upon.</text:span></text:p>
      <text:p text:style-name="P32">Exception path<text:span text:style-name="T8">s</text:span>:<text:line-break/>1. User selects an empty tile.<text:line-break/>2. Go to step 1 (Main path).</text:p>
      <text:p text:style-name="P32">1. User selects a gizmo to activate a trigger.<text:line-break/>2. User selects an empty tile.<text:line-break/>3. Go to step 2 (Main path).</text:p>
      <text:p text:style-name="P32">Postcondition: The trigger is applied to the gizmos.</text:p>
      <text:p text:style-name="P19">Remove <text:span text:style-name="T8">Action </text:span>Trigger</text:p>
      <text:p text:style-name="P33">Precondition: User in build mode.</text:p>
      <text:p text:style-name="P33">Triggers: User selects “Remove Trigger” button.</text:p>
      <text:p text:style-name="P33">Main path:<text:line-break/>1. User selects a gizmo with a trigger.</text:p>
      <text:p text:style-name="P33"><text:soft-page-break/>Exception paths:<text:line-break/>1. User selects a gizmo without a trigger.<text:line-break/>2. Go to step 1 (Main path).</text:p>
      <text:p text:style-name="P33">1. User selects an empty tile.<text:line-break/>2. Go to step 1 (Main path).</text:p>
      <text:p text:style-name="P33">Postcondition: The trigger is removed from the gizmos.</text:p>
      <text:p text:style-name="P20">Add Key Trigger</text:p>
      <text:p text:style-name="P33">Precondition: User in build mode.</text:p>
      <text:p text:style-name="P33">Triggers: User selects “Add Key Trigger” button.</text:p>
      <text:p text:style-name="P33">Main path:<text:line-break/><text:span text:style-name="T9">1. User selects a key.<text:line-break/>2. User selects a gizmo to be activated upon said key-press.</text:span></text:p>
      <text:p text:style-name="P34">Exception path:<text:line-break/>1. User selects a key.<text:line-break/>2. User selects an empty tile.<text:line-break/>3. Go to step 2 (Main path).</text:p>
      <text:p text:style-name="P34">Postcondition: The key trigger is applied to the gizmo.</text:p>
      <text:p text:style-name="P21">Remove Key Trigger</text:p>
      <text:p text:style-name="P35">Precondition: User in build mode.</text:p>
      <text:p text:style-name="P35">Triggers: User selects “Remove Key Trigger” button.</text:p>
      <text:p text:style-name="P35">Main path:<text:line-break/>1. User selects a gizmo with a trigger.</text:p>
      <text:p text:style-name="P35">Exception paths:<text:line-break/>1. User selects a gizmo without a trigger.<text:line-break/>2. Go to step 1 (Main path).</text:p>
      <text:p text:style-name="P35">1. User selects an empty tile.<text:line-break/>2. Go to step 2 (Main path).</text:p>
      <text:p text:style-name="P35">Postcondition. The key trigger is removed from the gizmo.</text:p>
      <text:p text:style-name="P22">Save <text:span text:style-name="T10">File</text:span></text:p>
      <text:p text:style-name="P36">Precondition: User in build mode.</text:p>
      <text:p text:style-name="P36">Triggers: User selects “Save” button.</text:p>
      <text:p text:style-name="P36">Main path:<text:line-break/>1. User selects file location.<text:line-break/>2. User names file.</text:p>
      <text:p text:style-name="P36"><text:soft-page-break/>Exception path:<text:line-break/>3. A file already exists.<text:line-break/>4. User may override file OR rename file.</text:p>
      <text:p text:style-name="P36">Postcondition: File saved at that location containing all the gizmo information.</text:p>
      <text:p text:style-name="P23">Load File</text:p>
      <text:p text:style-name="P36">Precondition: User in build mode.</text:p>
      <text:p text:style-name="P36">Triggers: User selects “Load” button.</text:p>
      <text:p text:style-name="P36">Main path:<text:line-break/>1. User navigates to a valid file.</text:p>
      <text:p text:style-name="P36">Exception path:<text:line-break/>1. User navigates to a non-valid file.<text:line-break/>2. Go to step 1 (Main path).</text:p>
      <text:p text:style-name="P36">Postcondition: The gizmos and triggers are loaded into the program.</text:p>
      <text:p text:style-name="P23">Switch to Running Mode</text:p>
      <text:p text:style-name="P36">Precondition: User in build mode.</text:p>
      <text:p text:style-name="P36">Triggers: User selects “Run” button.</text:p>
      <text:p text:style-name="P36">Postcondition: The user is now in running mode.</text:p>
      <text:p text:style-name="P39">Switch to Build Mode</text:p>
      <text:p text:style-name="P38">Precondition: User in running mode.</text:p>
      <text:p text:style-name="P38">Triggers: User selects “Build” button.</text:p>
      <text:p text:style-name="P38">Postcondition: The user is now in build mode.</text:p>
      <text:p text:style-name="P39">Run Game</text:p>
      <text:p text:style-name="P38">Precondition: User in running mode.</text:p>
      <text:p text:style-name="P38">Triggers: User selects “Run” button.</text:p>
      <text:p text:style-name="P38">Postcondition: The game is now running.</text:p>
      <text:p text:style-name="P39">Tick Game</text:p>
      <text:p text:style-name="P38">Precondition: User in running mode.</text:p>
      <text:p text:style-name="P38">Triggers: User selects “Tick” button.</text:p>
      <text:p text:style-name="P38">Postcondition: The game is paused and advanced by one tick.</text:p>
      <text:p text:style-name="P39">Pause Game</text:p>
      <text:p text:style-name="P38">Precondition: User in running mode and the game is running.</text:p>
      <text:p text:style-name="P38">Triggers: User selects “Pause” button.</text:p>
      <text:p text:style-name="P38">Postcondition: The game is paused.</text:p>
      <text:p text:style-name="P39"><text:soft-page-break/>Activate Key Trigger</text:p>
      <text:p text:style-name="P38">Precondition: User in running mode and the game is running.</text:p>
      <text:p text:style-name="P38">Triggers: User presses key.</text:p>
      <text:p text:style-name="P38">Main path:<text:line-break/>1. User presses key with an associated trigger.</text:p>
      <text:p text:style-name="P38">Exception path:<text:line-break/>1. User presses key without an associated trigger.<text:line-break/>2. No action.</text:p>
      <text:p text:style-name="P38">Postcondition: The trigger associated with the key-press is activated.</text:p>
      <text:p text:style-name="P39">Quit Application</text:p>
      <text:p text:style-name="P39"><text:span text:style-name="T12">Precondition: None.</text:span></text:p>
      <text:p text:style-name="P39"><text:span text:style-name="T12">Triggers: User selects “Quit” button.</text:span></text:p>
      <text:p text:style-name="P39"><text:span text:style-name="T12">Postcondition: The application is clos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1:29:03.897783211</meta:creation-date>
    <dc:date>2019-01-28T09:17:54.057000000</dc:date>
    <meta:editing-duration>P1DT1H16M30S</meta:editing-duration>
    <meta:editing-cycles>5</meta:editing-cycles>
    <meta:generator>LibreOffice/6.0.4.2$Windows_X86_64 LibreOffice_project/9b0d9b32d5dcda91d2f1a96dc04c645c450872bf</meta:generator>
    <meta:document-statistic meta:table-count="0" meta:image-count="0" meta:object-count="0" meta:page-count="7" meta:paragraph-count="137" meta:word-count="1474" meta:character-count="8357" meta:non-whitespace-character-count="7020"/>
  </office:meta>
</office:document-meta>
</file>